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1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8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none" fo:border-left="none" fo:border-right="thin solid #BFBFBF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/>
    </style:style>
    <style:style style:name="ce34" style:family="table-cell" style:parent-style-name="Default" style:data-style-name="N0">
      <style:table-cell-properties fo:border-top="none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35" style:family="table-cell" style:parent-style-name="Default" style:data-style-name="N0">
      <style:table-cell-properties fo:border-top="2pt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Default" style:data-style-name="N14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14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8" style:family="table-cell" style:parent-style-name="Default" style:data-style-name="N14">
      <style:table-cell-properties fo:border-top="2pt solid #000000" fo:border-bottom="thin dotted #BFBFBF" fo:border-left="thin solid #BFBFBF" fo:border-right="thin solid #BFBFBF" style:vertical-align="automatic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2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automatic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Default" style:data-style-name="N14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Default" style:data-style-name="N14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Default" style:data-style-name="N14">
      <style:table-cell-properties fo:border-top="thin dotted #BFBFBF" fo:border-bottom="2pt solid #000000" fo:border-left="thin solid #BFBFBF" fo:border-right="thin solid #BFBFBF" style:vertical-align="automatic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Default" style:data-style-name="N0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/>
    </style:style>
    <style:style style:name="ce48" style:family="table-cell" style:parent-style-name="Default" style:data-style-name="N0">
      <style:table-cell-properties fo:border-top="none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Default" style:data-style-name="N14">
      <style:table-cell-properties fo:border-top="2pt solid #000000" fo:border-bottom="thin dotted #BFBFBF" fo:border-left="thin solid #BFBFBF" fo:border-right="thin solid #BFBFBF" style:vertical-align="automatic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automatic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14">
      <style:table-cell-properties fo:border-top="thin dotted #BFBFBF" fo:border-bottom="2pt solid #000000" fo:border-left="thin solid #BFBFBF" fo:border-right="thin solid #BFBFBF" style:vertical-align="automatic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2" style:family="table-cell" style:parent-style-name="Default" style:data-style-name="N0"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none" fo:border-left="thin solid #BFBFBF" fo:border-right="none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9pt" style:font-size-asian="9pt" style:font-size-complex="9pt" style:text-position="33%"/>
    </style:style>
    <style:style style:name="ce55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9pt" style:font-size-asian="9pt" style:font-size-complex="9pt" style:text-position="33%"/>
    </style:style>
    <style:style style:name="ce56" style:family="table-cell" style:parent-style-name="Default" style:data-style-name="N0">
      <style:table-cell-properties fo:border-top="none" fo:border-bottom="none" fo:border-left="none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9pt" style:font-size-asian="9pt" style:font-size-complex="9pt" style:text-position="33%"/>
    </style:style>
    <style:style style:name="ce57" style:family="table-cell" style:parent-style-name="Default" style:data-style-name="N0">
      <style:table-cell-properties fo:border-top="none" fo:border-bottom="none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9pt" style:font-size-asian="9pt" style:font-size-complex="9pt" style:text-position="33%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omunicación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16375" table:default-cell-style-name="ce16"/>
        <table:table-row table:style-name="ro1">
          <table:table-cell table:style-name="ce2"/>
          <table:table-cell office:value-type="string" table:style-name="ce14">
            <text:p>Dosis entregadas Pfizer (1)</text:p>
          </table:table-cell>
          <table:table-cell office:value-type="string" table:style-name="ce14">
            <text:p>Dosis entregadas Moderna (1)</text:p>
          </table:table-cell>
          <table:table-cell office:value-type="string" table:style-name="ce14">
            <text:p>Dosis entregadas AstraZeneca (1)</text:p>
          </table:table-cell>
          <table:table-cell office:value-type="string" table:style-name="ce14">
            <text:p>Total Dosis entregadas (1)</text:p>
          </table:table-cell>
          <table:table-cell office:value-type="string" table:style-name="ce14">
            <text:p>Dosis administradas (2)</text:p>
          </table:table-cell>
          <table:table-cell office:value-type="string" table:style-name="ce15">
            <text:p>% sobre entregadas</text:p>
          </table:table-cell>
          <table:table-cell office:value-type="string" table:style-name="ce15">
            <text:p>Nº Personas vacunadas</text:p>
            <text:p>(pauta completada)</text:p>
          </table:table-cell>
          <table:table-cell office:value-type="string" table:style-name="ce15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999270" table:style-name="ce17">
            <text:p>999.270</text:p>
          </table:table-cell>
          <table:table-cell office:value-type="float" office:value="111200" table:style-name="ce18">
            <text:p>111.200</text:p>
          </table:table-cell>
          <table:table-cell office:value-type="float" office:value="361600" table:style-name="ce18">
            <text:p>361.600</text:p>
          </table:table-cell>
          <table:table-cell office:value-type="float" office:value="1472070" table:style-name="ce19">
            <text:p>1.472.070</text:p>
          </table:table-cell>
          <table:table-cell office:value-type="float" office:value="1400384" table:style-name="ce19">
            <text:p>1.400.384</text:p>
          </table:table-cell>
          <table:table-cell office:value-type="percentage" office:value="0.95130258751282204" table:style-name="ce20">
            <text:p>95,1%</text:p>
          </table:table-cell>
          <table:table-cell office:value-type="float" office:value="504413" table:style-name="ce17">
            <text:p>504.413</text:p>
          </table:table-cell>
          <table:table-cell office:value-type="date" office:date-value="2021-03-29T00:00:00" table:style-name="ce21">
            <text:p>2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87515" table:style-name="ce22">
            <text:p>187.515</text:p>
          </table:table-cell>
          <table:table-cell office:value-type="float" office:value="21700" table:style-name="ce23">
            <text:p>21.700</text:p>
          </table:table-cell>
          <table:table-cell office:value-type="float" office:value="56800" table:style-name="ce23">
            <text:p>56.800</text:p>
          </table:table-cell>
          <table:table-cell office:value-type="float" office:value="266015" table:style-name="ce24">
            <text:p>266.015</text:p>
          </table:table-cell>
          <table:table-cell office:value-type="float" office:value="241002" table:style-name="ce24">
            <text:p>241.002</text:p>
          </table:table-cell>
          <table:table-cell office:value-type="percentage" office:value="0.90597146777437365" table:style-name="ce25">
            <text:p>90,6%</text:p>
          </table:table-cell>
          <table:table-cell office:value-type="float" office:value="85878" table:style-name="ce22">
            <text:p>85.878</text:p>
          </table:table-cell>
          <table:table-cell office:value-type="date" office:date-value="2021-03-29T00:00:00" table:style-name="ce26">
            <text:p>2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182255" table:style-name="ce22">
            <text:p>182.255</text:p>
          </table:table-cell>
          <table:table-cell office:value-type="float" office:value="20700" table:style-name="ce23">
            <text:p>20.700</text:p>
          </table:table-cell>
          <table:table-cell office:value-type="float" office:value="43600" table:style-name="ce23">
            <text:p>43.600</text:p>
          </table:table-cell>
          <table:table-cell office:value-type="float" office:value="246555" table:style-name="ce24">
            <text:p>246.555</text:p>
          </table:table-cell>
          <table:table-cell office:value-type="float" office:value="216223" table:style-name="ce24">
            <text:p>216.223</text:p>
          </table:table-cell>
          <table:table-cell office:value-type="percentage" office:value="0.87697673946989518" table:style-name="ce25">
            <text:p>87,7%</text:p>
          </table:table-cell>
          <table:table-cell office:value-type="float" office:value="82779" table:style-name="ce22">
            <text:p>82.779</text:p>
          </table:table-cell>
          <table:table-cell office:value-type="date" office:date-value="2021-03-29T00:00:00" table:style-name="ce26">
            <text:p>2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99810" table:style-name="ce22">
            <text:p>99.810</text:p>
          </table:table-cell>
          <table:table-cell office:value-type="float" office:value="11100" table:style-name="ce23">
            <text:p>11.100</text:p>
          </table:table-cell>
          <table:table-cell office:value-type="float" office:value="49900" table:style-name="ce23">
            <text:p>49.900</text:p>
          </table:table-cell>
          <table:table-cell office:value-type="float" office:value="160810" table:style-name="ce24">
            <text:p>160.810</text:p>
          </table:table-cell>
          <table:table-cell office:value-type="float" office:value="154339" table:style-name="ce24">
            <text:p>154.339</text:p>
          </table:table-cell>
          <table:table-cell office:value-type="percentage" office:value="0.95975996517629503" table:style-name="ce25">
            <text:p>96,0%</text:p>
          </table:table-cell>
          <table:table-cell office:value-type="float" office:value="44332" table:style-name="ce22">
            <text:p>44.332</text:p>
          </table:table-cell>
          <table:table-cell office:value-type="date" office:date-value="2021-03-29T00:00:00" table:style-name="ce26">
            <text:p>2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209400" table:style-name="ce22">
            <text:p>209.400</text:p>
          </table:table-cell>
          <table:table-cell office:value-type="float" office:value="22900" table:style-name="ce23">
            <text:p>22.900</text:p>
          </table:table-cell>
          <table:table-cell office:value-type="float" office:value="93000" table:style-name="ce23">
            <text:p>93.000</text:p>
          </table:table-cell>
          <table:table-cell office:value-type="float" office:value="325300" table:style-name="ce24">
            <text:p>325.300</text:p>
          </table:table-cell>
          <table:table-cell office:value-type="float" office:value="292317" table:style-name="ce24">
            <text:p>292.317</text:p>
          </table:table-cell>
          <table:table-cell office:value-type="percentage" office:value="0.89860743928681219" table:style-name="ce25">
            <text:p>89,9%</text:p>
          </table:table-cell>
          <table:table-cell office:value-type="float" office:value="100644" table:style-name="ce22">
            <text:p>100.644</text:p>
          </table:table-cell>
          <table:table-cell office:value-type="date" office:date-value="2021-03-29T00:00:00" table:style-name="ce26">
            <text:p>2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88485" table:style-name="ce22">
            <text:p>88.485</text:p>
          </table:table-cell>
          <table:table-cell office:value-type="float" office:value="9700" table:style-name="ce23">
            <text:p>9.700</text:p>
          </table:table-cell>
          <table:table-cell office:value-type="float" office:value="24800" table:style-name="ce23">
            <text:p>24.800</text:p>
          </table:table-cell>
          <table:table-cell office:value-type="float" office:value="122985" table:style-name="ce24">
            <text:p>122.985</text:p>
          </table:table-cell>
          <table:table-cell office:value-type="float" office:value="109864" table:style-name="ce24">
            <text:p>109.864</text:p>
          </table:table-cell>
          <table:table-cell office:value-type="percentage" office:value="0.89331219254380612" table:style-name="ce25">
            <text:p>89,3%</text:p>
          </table:table-cell>
          <table:table-cell office:value-type="float" office:value="43235" table:style-name="ce22">
            <text:p>43.235</text:p>
          </table:table-cell>
          <table:table-cell office:value-type="date" office:date-value="2021-03-29T00:00:00" table:style-name="ce26">
            <text:p>2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413895" table:style-name="ce22">
            <text:p>413.895</text:p>
          </table:table-cell>
          <table:table-cell office:value-type="float" office:value="47700" table:style-name="ce23">
            <text:p>47.700</text:p>
          </table:table-cell>
          <table:table-cell office:value-type="float" office:value="102400" table:style-name="ce23">
            <text:p>102.400</text:p>
          </table:table-cell>
          <table:table-cell office:value-type="float" office:value="563995" table:style-name="ce24">
            <text:p>563.995</text:p>
          </table:table-cell>
          <table:table-cell office:value-type="float" office:value="507762" table:style-name="ce24">
            <text:p>507.762</text:p>
          </table:table-cell>
          <table:table-cell office:value-type="percentage" office:value="0.90029521538311508" table:style-name="ce25">
            <text:p>90,0%</text:p>
          </table:table-cell>
          <table:table-cell office:value-type="float" office:value="188388" table:style-name="ce22">
            <text:p>188.388</text:p>
          </table:table-cell>
          <table:table-cell office:value-type="date" office:date-value="2021-03-28T00:00:00" table:style-name="ce26">
            <text:p>2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270135" table:style-name="ce22">
            <text:p>270.135</text:p>
          </table:table-cell>
          <table:table-cell office:value-type="float" office:value="31000" table:style-name="ce23">
            <text:p>31.000</text:p>
          </table:table-cell>
          <table:table-cell office:value-type="float" office:value="87400" table:style-name="ce23">
            <text:p>87.400</text:p>
          </table:table-cell>
          <table:table-cell office:value-type="float" office:value="388535" table:style-name="ce24">
            <text:p>388.535</text:p>
          </table:table-cell>
          <table:table-cell office:value-type="float" office:value="340556" table:style-name="ce24">
            <text:p>340.556</text:p>
          </table:table-cell>
          <table:table-cell office:value-type="percentage" office:value="0.87651305545188984" table:style-name="ce25">
            <text:p>87,7%</text:p>
          </table:table-cell>
          <table:table-cell office:value-type="float" office:value="117527" table:style-name="ce22">
            <text:p>117.527</text:p>
          </table:table-cell>
          <table:table-cell office:value-type="date" office:date-value="2021-03-29T00:00:00" table:style-name="ce26">
            <text:p>2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923750" table:style-name="ce22">
            <text:p>923.750</text:p>
          </table:table-cell>
          <table:table-cell office:value-type="float" office:value="105400" table:style-name="ce23">
            <text:p>105.400</text:p>
          </table:table-cell>
          <table:table-cell office:value-type="float" office:value="332500" table:style-name="ce23">
            <text:p>332.500</text:p>
          </table:table-cell>
          <table:table-cell office:value-type="float" office:value="1361650" table:style-name="ce24">
            <text:p>1.361.650</text:p>
          </table:table-cell>
          <table:table-cell office:value-type="float" office:value="1219567" table:style-name="ce24">
            <text:p>1.219.567</text:p>
          </table:table-cell>
          <table:table-cell office:value-type="percentage" office:value="0.89565380237212211" table:style-name="ce25">
            <text:p>89,6%</text:p>
          </table:table-cell>
          <table:table-cell office:value-type="float" office:value="413857" table:style-name="ce22">
            <text:p>413.857</text:p>
          </table:table-cell>
          <table:table-cell office:value-type="date" office:date-value="2021-03-29T00:00:00" table:style-name="ce26">
            <text:p>2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518500" table:style-name="ce22">
            <text:p>518.500</text:p>
          </table:table-cell>
          <table:table-cell office:value-type="float" office:value="57800" table:style-name="ce23">
            <text:p>57.800</text:p>
          </table:table-cell>
          <table:table-cell office:value-type="float" office:value="216100" table:style-name="ce23">
            <text:p>216.100</text:p>
          </table:table-cell>
          <table:table-cell office:value-type="float" office:value="792400" table:style-name="ce24">
            <text:p>792.400</text:p>
          </table:table-cell>
          <table:table-cell office:value-type="float" office:value="742020" table:style-name="ce24">
            <text:p>742.020</text:p>
          </table:table-cell>
          <table:table-cell office:value-type="percentage" office:value="0.93642099949520441" table:style-name="ce25">
            <text:p>93,6%</text:p>
          </table:table-cell>
          <table:table-cell office:value-type="float" office:value="246023" table:style-name="ce22">
            <text:p>246.023</text:p>
          </table:table-cell>
          <table:table-cell office:value-type="date" office:date-value="2021-03-29T00:00:00" table:style-name="ce26">
            <text:p>2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60955" table:style-name="ce22">
            <text:p>160.955</text:p>
          </table:table-cell>
          <table:table-cell office:value-type="float" office:value="17800" table:style-name="ce23">
            <text:p>17.800</text:p>
          </table:table-cell>
          <table:table-cell office:value-type="float" office:value="45400" table:style-name="ce23">
            <text:p>45.400</text:p>
          </table:table-cell>
          <table:table-cell office:value-type="float" office:value="224155" table:style-name="ce24">
            <text:p>224.155</text:p>
          </table:table-cell>
          <table:table-cell office:value-type="float" office:value="209542" table:style-name="ce24">
            <text:p>209.542</text:p>
          </table:table-cell>
          <table:table-cell office:value-type="percentage" office:value="0.93480850304476815" table:style-name="ce25">
            <text:p>93,5%</text:p>
          </table:table-cell>
          <table:table-cell office:value-type="float" office:value="73603" table:style-name="ce22">
            <text:p>73.603</text:p>
          </table:table-cell>
          <table:table-cell office:value-type="date" office:date-value="2021-03-29T00:00:00" table:style-name="ce26">
            <text:p>2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369835" table:style-name="ce22">
            <text:p>369.835</text:p>
          </table:table-cell>
          <table:table-cell office:value-type="float" office:value="41400" table:style-name="ce23">
            <text:p>41.400</text:p>
          </table:table-cell>
          <table:table-cell office:value-type="float" office:value="115500" table:style-name="ce23">
            <text:p>115.500</text:p>
          </table:table-cell>
          <table:table-cell office:value-type="float" office:value="526735" table:style-name="ce24">
            <text:p>526.735</text:p>
          </table:table-cell>
          <table:table-cell office:value-type="float" office:value="462010" table:style-name="ce24">
            <text:p>462.010</text:p>
          </table:table-cell>
          <table:table-cell office:value-type="percentage" office:value="0.8771203736224098" table:style-name="ce25">
            <text:p>87,7%</text:p>
          </table:table-cell>
          <table:table-cell office:value-type="float" office:value="147802" table:style-name="ce22">
            <text:p>147.802</text:p>
          </table:table-cell>
          <table:table-cell office:value-type="date" office:date-value="2021-03-29T00:00:00" table:style-name="ce26">
            <text:p>2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45695" table:style-name="ce22">
            <text:p>45.695</text:p>
          </table:table-cell>
          <table:table-cell office:value-type="float" office:value="4800" table:style-name="ce23">
            <text:p>4.800</text:p>
          </table:table-cell>
          <table:table-cell office:value-type="float" office:value="13600" table:style-name="ce23">
            <text:p>13.600</text:p>
          </table:table-cell>
          <table:table-cell office:value-type="float" office:value="64095" table:style-name="ce24">
            <text:p>64.095</text:p>
          </table:table-cell>
          <table:table-cell office:value-type="float" office:value="61733" table:style-name="ce24">
            <text:p>61.733</text:p>
          </table:table-cell>
          <table:table-cell office:value-type="percentage" office:value="0.96314845151727901" table:style-name="ce25">
            <text:p>96,3%</text:p>
          </table:table-cell>
          <table:table-cell office:value-type="float" office:value="20528" table:style-name="ce22">
            <text:p>20.528</text:p>
          </table:table-cell>
          <table:table-cell office:value-type="date" office:date-value="2021-03-29T00:00:00" table:style-name="ce26">
            <text:p>2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753405" table:style-name="ce22">
            <text:p>753.405</text:p>
          </table:table-cell>
          <table:table-cell office:value-type="float" office:value="85200" table:style-name="ce23">
            <text:p>85.200</text:p>
          </table:table-cell>
          <table:table-cell office:value-type="float" office:value="289800" table:style-name="ce23">
            <text:p>289.800</text:p>
          </table:table-cell>
          <table:table-cell office:value-type="float" office:value="1128405" table:style-name="ce24">
            <text:p>1.128.405</text:p>
          </table:table-cell>
          <table:table-cell office:value-type="float" office:value="1026074" table:style-name="ce24">
            <text:p>1.026.074</text:p>
          </table:table-cell>
          <table:table-cell office:value-type="percentage" office:value="0.90931358864946543" table:style-name="ce25">
            <text:p>90,9%</text:p>
          </table:table-cell>
          <table:table-cell office:value-type="float" office:value="342872" table:style-name="ce22">
            <text:p>342.872</text:p>
          </table:table-cell>
          <table:table-cell office:value-type="date" office:date-value="2021-03-29T00:00:00" table:style-name="ce26">
            <text:p>2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79735" table:style-name="ce22">
            <text:p>179.735</text:p>
          </table:table-cell>
          <table:table-cell office:value-type="float" office:value="19800" table:style-name="ce23">
            <text:p>19.800</text:p>
          </table:table-cell>
          <table:table-cell office:value-type="float" office:value="64500" table:style-name="ce23">
            <text:p>64.500</text:p>
          </table:table-cell>
          <table:table-cell office:value-type="float" office:value="264035" table:style-name="ce24">
            <text:p>264.035</text:p>
          </table:table-cell>
          <table:table-cell office:value-type="float" office:value="227530" table:style-name="ce24">
            <text:p>227.530</text:p>
          </table:table-cell>
          <table:table-cell office:value-type="percentage" office:value="0.86174181453216425" table:style-name="ce25">
            <text:p>86,2%</text:p>
          </table:table-cell>
          <table:table-cell office:value-type="float" office:value="83687" table:style-name="ce22">
            <text:p>83.687</text:p>
          </table:table-cell>
          <table:table-cell office:value-type="date" office:date-value="2021-03-29T00:00:00" table:style-name="ce26">
            <text:p>2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86145" table:style-name="ce22">
            <text:p>86.145</text:p>
          </table:table-cell>
          <table:table-cell office:value-type="float" office:value="9700" table:style-name="ce23">
            <text:p>9.700</text:p>
          </table:table-cell>
          <table:table-cell office:value-type="float" office:value="28200" table:style-name="ce23">
            <text:p>28.200</text:p>
          </table:table-cell>
          <table:table-cell office:value-type="float" office:value="124045" table:style-name="ce24">
            <text:p>124.045</text:p>
          </table:table-cell>
          <table:table-cell office:value-type="float" office:value="114802" table:style-name="ce24">
            <text:p>114.802</text:p>
          </table:table-cell>
          <table:table-cell office:value-type="percentage" office:value="0.92548671852956588" table:style-name="ce25">
            <text:p>92,5%</text:p>
          </table:table-cell>
          <table:table-cell office:value-type="float" office:value="36342" table:style-name="ce22">
            <text:p>36.342</text:p>
          </table:table-cell>
          <table:table-cell office:value-type="date" office:date-value="2021-03-29T00:00:00" table:style-name="ce26">
            <text:p>2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275940" table:style-name="ce22">
            <text:p>275.940</text:p>
          </table:table-cell>
          <table:table-cell office:value-type="float" office:value="30800" table:style-name="ce23">
            <text:p>30.800</text:p>
          </table:table-cell>
          <table:table-cell office:value-type="float" office:value="94900" table:style-name="ce23">
            <text:p>94.900</text:p>
          </table:table-cell>
          <table:table-cell office:value-type="float" office:value="401640" table:style-name="ce24">
            <text:p>401.640</text:p>
          </table:table-cell>
          <table:table-cell office:value-type="float" office:value="361382" table:style-name="ce24">
            <text:p>361.382</text:p>
          </table:table-cell>
          <table:table-cell office:value-type="percentage" office:value="0.89976595956578032" table:style-name="ce25">
            <text:p>90,0%</text:p>
          </table:table-cell>
          <table:table-cell office:value-type="float" office:value="101299" table:style-name="ce22">
            <text:p>101.299</text:p>
          </table:table-cell>
          <table:table-cell office:value-type="date" office:date-value="2021-03-29T00:00:00" table:style-name="ce26">
            <text:p>2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6660" table:style-name="ce22">
            <text:p>6.660</text:p>
          </table:table-cell>
          <table:table-cell office:value-type="float" office:value="900" table:style-name="ce23">
            <text:p>900</text:p>
          </table:table-cell>
          <table:table-cell office:value-type="float" office:value="3700" table:style-name="ce23">
            <text:p>3.700</text:p>
          </table:table-cell>
          <table:table-cell office:value-type="float" office:value="11260" table:style-name="ce24">
            <text:p>11.260</text:p>
          </table:table-cell>
          <table:table-cell office:value-type="float" office:value="11142" table:style-name="ce24">
            <text:p>11.142</text:p>
          </table:table-cell>
          <table:table-cell office:value-type="percentage" office:value="0.98952042628774428" table:style-name="ce25">
            <text:p>99,0%</text:p>
          </table:table-cell>
          <table:table-cell office:value-type="float" office:value="3600" table:style-name="ce22">
            <text:p>3.600</text:p>
          </table:table-cell>
          <table:table-cell office:value-type="date" office:date-value="2021-03-29T00:00:00" table:style-name="ce26">
            <text:p>2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6660" table:style-name="ce22">
            <text:p>6.660</text:p>
          </table:table-cell>
          <table:table-cell office:value-type="float" office:value="800" table:style-name="ce23">
            <text:p>800</text:p>
          </table:table-cell>
          <table:table-cell office:value-type="float" office:value="3700" table:style-name="ce23">
            <text:p>3.700</text:p>
          </table:table-cell>
          <table:table-cell office:value-type="float" office:value="11160" table:style-name="ce24">
            <text:p>11.160</text:p>
          </table:table-cell>
          <table:table-cell office:value-type="float" office:value="10297" table:style-name="ce24">
            <text:p>10.297</text:p>
          </table:table-cell>
          <table:table-cell office:value-type="percentage" office:value="0.92267025089605736" table:style-name="ce25">
            <text:p>92,3%</text:p>
          </table:table-cell>
          <table:table-cell office:value-type="float" office:value="2419" table:style-name="ce22">
            <text:p>2.419</text:p>
          </table:table-cell>
          <table:table-cell office:value-type="date" office:date-value="2021-03-29T00:00:00" table:style-name="ce27">
            <text:p>2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Fuerzas Armadas</text:p>
          </table:table-cell>
          <table:table-cell office:value-type="float" office:value="19500" table:style-name="ce22">
            <text:p>19.500</text:p>
          </table:table-cell>
          <table:table-cell office:value-type="float" office:value="0" table:style-name="ce23">
            <text:p>0</text:p>
          </table:table-cell>
          <table:table-cell office:value-type="float" office:value="33100" table:style-name="ce23">
            <text:p>33.100</text:p>
          </table:table-cell>
          <table:table-cell office:value-type="float" office:value="52600" table:style-name="ce24">
            <text:p>52.600</text:p>
          </table:table-cell>
          <table:table-cell office:value-type="float" office:value="28065" table:style-name="ce24">
            <text:p>28.065</text:p>
          </table:table-cell>
          <table:table-cell office:value-type="percentage" office:value="0.53355513307984792" table:style-name="ce25">
            <text:p>53,4%</text:p>
          </table:table-cell>
          <table:table-cell office:value-type="float" office:value="4848" table:style-name="ce22">
            <text:p>4.848</text:p>
          </table:table-cell>
          <table:table-cell office:value-type="date" office:date-value="2021-03-29T00:00:00" table:style-name="ce27">
            <text:p>29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Totales</text:p>
          </table:table-cell>
          <table:table-cell office:value-type="float" office:value="5797545" table:style-name="ce28">
            <text:p>5.797.545</text:p>
          </table:table-cell>
          <table:table-cell office:value-type="float" office:value="650400" table:style-name="ce29">
            <text:p>650.400</text:p>
          </table:table-cell>
          <table:table-cell office:value-type="float" office:value="2060500" table:style-name="ce30">
            <text:p>2.060.500</text:p>
          </table:table-cell>
          <table:table-cell office:value-type="float" office:value="8508445" table:style-name="ce31">
            <text:p>8.508.445</text:p>
          </table:table-cell>
          <table:table-cell office:value-type="float" office:value="7736611" table:style-name="ce31">
            <text:p>7.736.611</text:p>
          </table:table-cell>
          <table:table-cell office:value-type="percentage" office:value="0.90928612690097899" table:style-name="ce32">
            <text:p>90,9%</text:p>
          </table:table-cell>
          <table:table-cell office:value-type="float" office:value="2644076" table:style-name="ce31">
            <text:p>2.644.076</text:p>
          </table:table-cell>
          <table:table-cell table:style-name="ce31"/>
          <table:table-cell table:number-columns-repeated="16375"/>
        </table:table-row>
        <table:table-row table:number-rows-repeated="1048554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3">
            <text:p>Denominador Poblacional CCAA</text:p>
          </table:table-cell>
          <table:table-cell office:value-type="string" table:style-name="ce3">
            <text:p>Persona institucionalizada con al menos 1 dosis (2)</text:p>
          </table:table-cell>
          <table:table-cell office:value-type="string" table:style-name="ce3">
            <text:p>Persona institucionalizada  Pauta Completa (2)<text:s/></text:p>
          </table:table-cell>
          <table:table-cell office:value-type="string" table:style-name="ce3">
            <text:p>% Con al menos 1 dosis sobre Denominador Poblacional CCAA</text:p>
          </table:table-cell>
          <table:table-cell office:value-type="string" table:style-name="ce3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40444" table:style-name="ce7">
            <text:p>40.444</text:p>
          </table:table-cell>
          <table:table-cell office:value-type="float" office:value="38550" table:style-name="ce7">
            <text:p>38.550</text:p>
          </table:table-cell>
          <table:table-cell office:value-type="percentage" office:value="0.97102110393507957" table:style-name="ce8">
            <text:p>97,1%</text:p>
          </table:table-cell>
          <table:table-cell office:value-type="percentage" office:value="0.92554800605027487" table:style-name="ce8">
            <text:p>92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17829" table:style-name="ce9">
            <text:p>17.829</text:p>
          </table:table-cell>
          <table:table-cell office:value-type="float" office:value="17829" table:style-name="ce10">
            <text:p>17.829</text:p>
          </table:table-cell>
          <table:table-cell office:value-type="float" office:value="17025" table:style-name="ce10">
            <text:p>17.025</text:p>
          </table:table-cell>
          <table:table-cell office:value-type="percentage" office:value="1" table:style-name="ce11">
            <text:p>100,0%</text:p>
          </table:table-cell>
          <table:table-cell office:value-type="percentage" office:value="0.95490493016994782" table:style-name="ce11">
            <text:p>95,5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1948" table:style-name="ce9">
            <text:p>11.948</text:p>
          </table:table-cell>
          <table:table-cell office:value-type="float" office:value="11487" table:style-name="ce10">
            <text:p>11.487</text:p>
          </table:table-cell>
          <table:table-cell office:value-type="float" office:value="11075" table:style-name="ce10">
            <text:p>11.075</text:p>
          </table:table-cell>
          <table:table-cell office:value-type="percentage" office:value="0.96141613659189817" table:style-name="ce11">
            <text:p>96,1%</text:p>
          </table:table-cell>
          <table:table-cell office:value-type="percentage" office:value="0.92693337797120856" table:style-name="ce11">
            <text:p>92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5496" table:style-name="ce9">
            <text:p>5.496</text:p>
          </table:table-cell>
          <table:table-cell office:value-type="float" office:value="5109" table:style-name="ce10">
            <text:p>5.109</text:p>
          </table:table-cell>
          <table:table-cell office:value-type="float" office:value="4845" table:style-name="ce10">
            <text:p>4.845</text:p>
          </table:table-cell>
          <table:table-cell office:value-type="percentage" office:value="0.92958515283842791" table:style-name="ce11">
            <text:p>93,0%</text:p>
          </table:table-cell>
          <table:table-cell office:value-type="percentage" office:value="0.88155021834061131" table:style-name="ce11">
            <text:p>88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10461" table:style-name="ce9">
            <text:p>10.461</text:p>
          </table:table-cell>
          <table:table-cell office:value-type="float" office:value="10461" table:style-name="ce10">
            <text:p>10.461</text:p>
          </table:table-cell>
          <table:table-cell office:value-type="float" office:value="9222" table:style-name="ce10">
            <text:p>9.222</text:p>
          </table:table-cell>
          <table:table-cell office:value-type="percentage" office:value="1" table:style-name="ce11">
            <text:p>100,0%</text:p>
          </table:table-cell>
          <table:table-cell office:value-type="percentage" office:value="0.88156008029825061" table:style-name="ce11">
            <text:p>88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6919" table:style-name="ce9">
            <text:p>6.919</text:p>
          </table:table-cell>
          <table:table-cell office:value-type="float" office:value="6821" table:style-name="ce10">
            <text:p>6.821</text:p>
          </table:table-cell>
          <table:table-cell office:value-type="float" office:value="6429" table:style-name="ce10">
            <text:p>6.429</text:p>
          </table:table-cell>
          <table:table-cell office:value-type="percentage" office:value="0.98583610348316231" table:style-name="ce11">
            <text:p>98,6%</text:p>
          </table:table-cell>
          <table:table-cell office:value-type="percentage" office:value="0.92918051741581154" table:style-name="ce11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5650" table:style-name="ce9">
            <text:p>45.650</text:p>
          </table:table-cell>
          <table:table-cell office:value-type="float" office:value="45531" table:style-name="ce10">
            <text:p>45.531</text:p>
          </table:table-cell>
          <table:table-cell office:value-type="float" office:value="43551" table:style-name="ce10">
            <text:p>43.551</text:p>
          </table:table-cell>
          <table:table-cell office:value-type="percentage" office:value="0.99739320920043817" table:style-name="ce11">
            <text:p>99,7%</text:p>
          </table:table-cell>
          <table:table-cell office:value-type="percentage" office:value="0.95401971522453455" table:style-name="ce11">
            <text:p>95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25566" table:style-name="ce9">
            <text:p>25.566</text:p>
          </table:table-cell>
          <table:table-cell office:value-type="float" office:value="24221" table:style-name="ce10">
            <text:p>24.221</text:p>
          </table:table-cell>
          <table:table-cell office:value-type="float" office:value="22172" table:style-name="ce10">
            <text:p>22.172</text:p>
          </table:table-cell>
          <table:table-cell office:value-type="percentage" office:value="0.94739106625987635" table:style-name="ce11">
            <text:p>94,7%</text:p>
          </table:table-cell>
          <table:table-cell office:value-type="percentage" office:value="0.86724556051005242" table:style-name="ce11">
            <text:p>86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71229" table:style-name="ce9">
            <text:p>71.229</text:p>
          </table:table-cell>
          <table:table-cell office:value-type="float" office:value="70891" table:style-name="ce10">
            <text:p>70.891</text:p>
          </table:table-cell>
          <table:table-cell office:value-type="float" office:value="59777" table:style-name="ce10">
            <text:p>59.777</text:p>
          </table:table-cell>
          <table:table-cell office:value-type="percentage" office:value="0.99525474174844519" table:style-name="ce11">
            <text:p>99,5%</text:p>
          </table:table-cell>
          <table:table-cell office:value-type="percentage" office:value="0.83922278847098797" table:style-name="ce11">
            <text:p>83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29500" table:style-name="ce9">
            <text:p>29.500</text:p>
          </table:table-cell>
          <table:table-cell office:value-type="float" office:value="29002" table:style-name="ce10">
            <text:p>29.002</text:p>
          </table:table-cell>
          <table:table-cell office:value-type="float" office:value="26376" table:style-name="ce10">
            <text:p>26.376</text:p>
          </table:table-cell>
          <table:table-cell office:value-type="percentage" office:value="0.98311864406779659" table:style-name="ce11">
            <text:p>98,3%</text:p>
          </table:table-cell>
          <table:table-cell office:value-type="percentage" office:value="0.89410169491525426" table:style-name="ce11">
            <text:p>89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5226" table:style-name="ce9">
            <text:p>15.226</text:p>
          </table:table-cell>
          <table:table-cell office:value-type="float" office:value="14393" table:style-name="ce10">
            <text:p>14.393</text:p>
          </table:table-cell>
          <table:table-cell office:value-type="float" office:value="13691" table:style-name="ce10">
            <text:p>13.691</text:p>
          </table:table-cell>
          <table:table-cell office:value-type="percentage" office:value="0.94529094969131744" table:style-name="ce11">
            <text:p>94,5%</text:p>
          </table:table-cell>
          <table:table-cell office:value-type="percentage" office:value="0.89918560357283595" table:style-name="ce11">
            <text:p>89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22624" table:style-name="ce9">
            <text:p>22.624</text:p>
          </table:table-cell>
          <table:table-cell office:value-type="float" office:value="22612" table:style-name="ce10">
            <text:p>22.612</text:p>
          </table:table-cell>
          <table:table-cell office:value-type="float" office:value="21422" table:style-name="ce10">
            <text:p>21.422</text:p>
          </table:table-cell>
          <table:table-cell office:value-type="percentage" office:value="0.99946958981612444" table:style-name="ce11">
            <text:p>99,9%</text:p>
          </table:table-cell>
          <table:table-cell office:value-type="percentage" office:value="0.94687057991513435" table:style-name="ce11">
            <text:p>94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3324" table:style-name="ce9">
            <text:p>3.324</text:p>
          </table:table-cell>
          <table:table-cell office:value-type="float" office:value="3306" table:style-name="ce10">
            <text:p>3.306</text:p>
          </table:table-cell>
          <table:table-cell office:value-type="float" office:value="3171" table:style-name="ce10">
            <text:p>3.171</text:p>
          </table:table-cell>
          <table:table-cell office:value-type="percentage" office:value="0.99458483754512639" table:style-name="ce11">
            <text:p>99,5%</text:p>
          </table:table-cell>
          <table:table-cell office:value-type="percentage" office:value="0.95397111913357402" table:style-name="ce11">
            <text:p>95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49105" table:style-name="ce9">
            <text:p>49.105</text:p>
          </table:table-cell>
          <table:table-cell office:value-type="float" office:value="48763" table:style-name="ce10">
            <text:p>48.763</text:p>
          </table:table-cell>
          <table:table-cell office:value-type="float" office:value="43751" table:style-name="ce10">
            <text:p>43.751</text:p>
          </table:table-cell>
          <table:table-cell office:value-type="percentage" office:value="0.99303533245087061" table:style-name="ce11">
            <text:p>99,3%</text:p>
          </table:table-cell>
          <table:table-cell office:value-type="percentage" office:value="0.890968333163629" table:style-name="ce11">
            <text:p>89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1885" table:style-name="ce9">
            <text:p>11.885</text:p>
          </table:table-cell>
          <table:table-cell office:value-type="float" office:value="11177" table:style-name="ce10">
            <text:p>11.177</text:p>
          </table:table-cell>
          <table:table-cell office:value-type="float" office:value="10593" table:style-name="ce10">
            <text:p>10.593</text:p>
          </table:table-cell>
          <table:table-cell office:value-type="percentage" office:value="0.94042911232646198" table:style-name="ce11">
            <text:p>94,0%</text:p>
          </table:table-cell>
          <table:table-cell office:value-type="percentage" office:value="0.89129154396297849" table:style-name="ce11">
            <text:p>89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8343" table:style-name="ce9">
            <text:p>8.343</text:p>
          </table:table-cell>
          <table:table-cell office:value-type="float" office:value="8039" table:style-name="ce10">
            <text:p>8.039</text:p>
          </table:table-cell>
          <table:table-cell office:value-type="float" office:value="7768" table:style-name="ce10">
            <text:p>7.768</text:p>
          </table:table-cell>
          <table:table-cell office:value-type="percentage" office:value="0.96356226776938747" table:style-name="ce11">
            <text:p>96,4%</text:p>
          </table:table-cell>
          <table:table-cell office:value-type="percentage" office:value="0.93107994726117704" table:style-name="ce11">
            <text:p>93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21900" table:style-name="ce9">
            <text:p>21.900</text:p>
          </table:table-cell>
          <table:table-cell office:value-type="float" office:value="21887" table:style-name="ce10">
            <text:p>21.887</text:p>
          </table:table-cell>
          <table:table-cell office:value-type="float" office:value="19376" table:style-name="ce10">
            <text:p>19.376</text:p>
          </table:table-cell>
          <table:table-cell office:value-type="percentage" office:value="0.99940639269406395" table:style-name="ce11">
            <text:p>99,9%</text:p>
          </table:table-cell>
          <table:table-cell office:value-type="percentage" office:value="0.88474885844748863" table:style-name="ce11">
            <text:p>88,5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210" table:style-name="ce9">
            <text:p>210</text:p>
          </table:table-cell>
          <table:table-cell office:value-type="float" office:value="192" table:style-name="ce10">
            <text:p>192</text:p>
          </table:table-cell>
          <table:table-cell office:value-type="float" office:value="184" table:style-name="ce10">
            <text:p>184</text:p>
          </table:table-cell>
          <table:table-cell office:value-type="percentage" office:value="0.91428571428571426" table:style-name="ce11">
            <text:p>91,4%</text:p>
          </table:table-cell>
          <table:table-cell office:value-type="percentage" office:value="0.87619047619047619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315" table:style-name="ce9">
            <text:p>315</text:p>
          </table:table-cell>
          <table:table-cell office:value-type="float" office:value="303" table:style-name="ce10">
            <text:p>303</text:p>
          </table:table-cell>
          <table:table-cell office:value-type="float" office:value="280" table:style-name="ce10">
            <text:p>280</text:p>
          </table:table-cell>
          <table:table-cell office:value-type="percentage" office:value="0.96190476190476193" table:style-name="ce11">
            <text:p>96,2%</text:p>
          </table:table-cell>
          <table:table-cell office:value-type="percentage" office:value="0.88888888888888884" table:style-name="ce11">
            <text:p>88,9%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Totales</text:p>
          </table:table-cell>
          <table:table-cell office:value-type="float" office:value="399181" table:style-name="ce12">
            <text:p>399.181</text:p>
          </table:table-cell>
          <table:table-cell office:value-type="float" office:value="392468" table:style-name="ce12">
            <text:p>392.468</text:p>
          </table:table-cell>
          <table:table-cell office:value-type="float" office:value="359258" table:style-name="ce12">
            <text:p>359.258</text:p>
          </table:table-cell>
          <table:table-cell office:value-type="percentage" office:value="0.98318306733035887" table:style-name="ce13">
            <text:p>98,3%</text:p>
          </table:table-cell>
          <table:table-cell office:value-type="percentage" office:value="0.89998772486666445" table:style-name="ce13">
            <text:p>90,0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  <table:table table:name="Grupos_Etarios" table:style-name="ta2">
        <table:table-column table:style-name="co11" table:default-cell-style-name="ce1"/>
        <table:table-column table:style-name="co13" table:number-columns-repeated="15" table:default-cell-style-name="ce1"/>
        <table:table-column table:style-name="co13" table:default-cell-style-name="ce52"/>
        <table:table-column table:style-name="co10" table:number-columns-repeated="16367" table:default-cell-style-name="ce1"/>
        <table:table-row table:style-name="ro5">
          <table:table-cell table:style-name="ce33"/>
          <table:table-cell office:value-type="string" table:number-columns-spanned="8" table:number-rows-spanned="1" table:style-name="ce57">
            <text:p>Porcentaje de personas con al menos 1 dosis por franja de edad. Los datos de población por grupo de edad proceden del INE</text:p>
          </table:table-cell>
          <table:covered-table-cell table:number-columns-repeated="7"/>
          <table:table-cell office:value-type="string" table:number-columns-spanned="8" table:number-rows-spanned="1" table:style-name="ce57">
            <text:p>Porcentaje de personas con pauta completa por franja de edad. Los datos de población por grupo de edad proceden del INE</text:p>
          </table:table-cell>
          <table:covered-table-cell table:number-columns-repeated="7"/>
          <table:table-cell table:number-columns-repeated="16367"/>
        </table:table-row>
        <table:table-row table:style-name="ro6">
          <table:table-cell table:style-name="ce47"/>
          <table:table-cell office:value-type="string" table:style-name="ce34">
            <text:p>≥80 años</text:p>
          </table:table-cell>
          <table:table-cell office:value-type="string" table:style-name="ce34">
            <text:p>70-79 años</text:p>
          </table:table-cell>
          <table:table-cell office:value-type="string" table:style-name="ce34">
            <text:p>60-69 años</text:p>
          </table:table-cell>
          <table:table-cell office:value-type="string" table:style-name="ce34">
            <text:p>50-59 años</text:p>
          </table:table-cell>
          <table:table-cell office:value-type="string" table:style-name="ce34">
            <text:p>25-49 años</text:p>
          </table:table-cell>
          <table:table-cell office:value-type="string" table:style-name="ce34">
            <text:p>18-24 años</text:p>
          </table:table-cell>
          <table:table-cell office:value-type="string" table:style-name="ce34">
            <text:p>16-17 años</text:p>
          </table:table-cell>
          <table:table-cell office:value-type="string" table:style-name="ce48">
            <text:p>% con al menos 1 dosis</text:p>
          </table:table-cell>
          <table:table-cell office:value-type="string" table:style-name="ce34">
            <text:p>≥80 años</text:p>
          </table:table-cell>
          <table:table-cell office:value-type="string" table:style-name="ce34">
            <text:p>70-79 años</text:p>
          </table:table-cell>
          <table:table-cell office:value-type="string" table:style-name="ce34">
            <text:p>60-69 años</text:p>
          </table:table-cell>
          <table:table-cell office:value-type="string" table:style-name="ce34">
            <text:p>50-59 años</text:p>
          </table:table-cell>
          <table:table-cell office:value-type="string" table:style-name="ce34">
            <text:p>25-49 años</text:p>
          </table:table-cell>
          <table:table-cell office:value-type="string" table:style-name="ce34">
            <text:p>18-24 años</text:p>
          </table:table-cell>
          <table:table-cell office:value-type="string" table:style-name="ce34">
            <text:p>16-17 años</text:p>
          </table:table-cell>
          <table:table-cell office:value-type="string" table:style-name="ce48">
            <text:p>% pauta completa</text:p>
          </table:table-cell>
          <table:table-cell table:number-columns-repeated="16367"/>
        </table:table-row>
        <table:table-row table:style-name="ro4">
          <table:table-cell office:value-type="string" table:style-name="ce35">
            <text:p>Andalucía</text:p>
          </table:table-cell>
          <table:table-cell office:value-type="percentage" office:value="0.6895" table:style-name="ce36">
            <text:p>68,95%</text:p>
          </table:table-cell>
          <table:table-cell office:value-type="percentage" office:value="4.0599999999999997E-2" table:style-name="ce36">
            <text:p>4,06%</text:p>
          </table:table-cell>
          <table:table-cell office:value-type="percentage" office:value="4.1700000000000001E-2" table:style-name="ce36">
            <text:p>4,17%</text:p>
          </table:table-cell>
          <table:table-cell office:value-type="percentage" office:value="9.01E-2" table:style-name="ce36">
            <text:p>9,01%</text:p>
          </table:table-cell>
          <table:table-cell office:value-type="percentage" office:value="0.10100000000000001" table:style-name="ce36">
            <text:p>10,10%</text:p>
          </table:table-cell>
          <table:table-cell office:value-type="percentage" office:value="3.7499999999999999E-2" table:style-name="ce36">
            <text:p>3,75%</text:p>
          </table:table-cell>
          <table:table-cell office:value-type="percentage" office:value="1.6000000000000001E-3" table:style-name="ce36">
            <text:p>0,16%</text:p>
          </table:table-cell>
          <table:table-cell office:value-type="percentage" office:value="0.11210000000000001" table:style-name="ce37">
            <text:p>11,21%</text:p>
          </table:table-cell>
          <table:table-cell office:value-type="percentage" office:value="0.44790000000000002" table:style-name="ce36">
            <text:p>44,79%</text:p>
          </table:table-cell>
          <table:table-cell office:value-type="percentage" office:value="2.2499999999999999E-2" table:style-name="ce36">
            <text:p>2,25%</text:p>
          </table:table-cell>
          <table:table-cell office:value-type="percentage" office:value="3.8100000000000002E-2" table:style-name="ce36">
            <text:p>3,81%</text:p>
          </table:table-cell>
          <table:table-cell office:value-type="percentage" office:value="5.45E-2" table:style-name="ce38">
            <text:p>5,45%</text:p>
          </table:table-cell>
          <table:table-cell office:value-type="percentage" office:value="4.24E-2" table:style-name="ce38">
            <text:p>4,24%</text:p>
          </table:table-cell>
          <table:table-cell office:value-type="percentage" office:value="2.1299999999999999E-2" table:style-name="ce38">
            <text:p>2,13%</text:p>
          </table:table-cell>
          <table:table-cell office:value-type="percentage" office:value="1.1000000000000001E-3" table:style-name="ce38">
            <text:p>0,11%</text:p>
          </table:table-cell>
          <table:table-cell office:value-type="percentage" office:value="6.3E-2" table:style-name="ce49">
            <text:p>6,30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Aragón</text:p>
          </table:table-cell>
          <table:table-cell office:value-type="percentage" office:value="0.57930000000000004" table:style-name="ce40">
            <text:p>57,93%</text:p>
          </table:table-cell>
          <table:table-cell office:value-type="percentage" office:value="3.5499999999999997E-2" table:style-name="ce40">
            <text:p>3,55%</text:p>
          </table:table-cell>
          <table:table-cell office:value-type="percentage" office:value="5.4800000000000001E-2" table:style-name="ce40">
            <text:p>5,48%</text:p>
          </table:table-cell>
          <table:table-cell office:value-type="percentage" office:value="9.3600000000000003E-2" table:style-name="ce40">
            <text:p>9,36%</text:p>
          </table:table-cell>
          <table:table-cell office:value-type="percentage" office:value="9.11E-2" table:style-name="ce40">
            <text:p>9,11%</text:p>
          </table:table-cell>
          <table:table-cell office:value-type="percentage" office:value="6.4500000000000002E-2" table:style-name="ce40">
            <text:p>6,45%</text:p>
          </table:table-cell>
          <table:table-cell office:value-type="percentage" office:value="2.0999999999999999E-3" table:style-name="ce40">
            <text:p>0,21%</text:p>
          </table:table-cell>
          <table:table-cell office:value-type="percentage" office:value="0.1192" table:style-name="ce41">
            <text:p>11,92%</text:p>
          </table:table-cell>
          <table:table-cell office:value-type="percentage" office:value="0.24970000000000001" table:style-name="ce40">
            <text:p>24,97%</text:p>
          </table:table-cell>
          <table:table-cell office:value-type="percentage" office:value="2.63E-2" table:style-name="ce40">
            <text:p>2,63%</text:p>
          </table:table-cell>
          <table:table-cell office:value-type="percentage" office:value="4.8099999999999997E-2" table:style-name="ce40">
            <text:p>4,81%</text:p>
          </table:table-cell>
          <table:table-cell office:value-type="percentage" office:value="6.8000000000000005E-2" table:style-name="ce42">
            <text:p>6,80%</text:p>
          </table:table-cell>
          <table:table-cell office:value-type="percentage" office:value="4.8000000000000001E-2" table:style-name="ce42">
            <text:p>4,80%</text:p>
          </table:table-cell>
          <table:table-cell office:value-type="percentage" office:value="2.0299999999999999E-2" table:style-name="ce42">
            <text:p>2,03%</text:p>
          </table:table-cell>
          <table:table-cell office:value-type="percentage" office:value="1.9E-3" table:style-name="ce42">
            <text:p>0,19%</text:p>
          </table:table-cell>
          <table:table-cell office:value-type="percentage" office:value="6.3600000000000004E-2" table:style-name="ce50">
            <text:p>6,36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Asturias<text:s/></text:p>
          </table:table-cell>
          <table:table-cell office:value-type="percentage" office:value="0.56179999999999997" table:style-name="ce40">
            <text:p>56,18%</text:p>
          </table:table-cell>
          <table:table-cell office:value-type="percentage" office:value="4.7500000000000001E-2" table:style-name="ce40">
            <text:p>4,75%</text:p>
          </table:table-cell>
          <table:table-cell office:value-type="percentage" office:value="6.2799999999999995E-2" table:style-name="ce40">
            <text:p>6,28%</text:p>
          </table:table-cell>
          <table:table-cell office:value-type="percentage" office:value="0.10050000000000001" table:style-name="ce40">
            <text:p>10,05%</text:p>
          </table:table-cell>
          <table:table-cell office:value-type="percentage" office:value="9.2299999999999993E-2" table:style-name="ce40">
            <text:p>9,23%</text:p>
          </table:table-cell>
          <table:table-cell office:value-type="percentage" office:value="5.8700000000000002E-2" table:style-name="ce40">
            <text:p>5,87%</text:p>
          </table:table-cell>
          <table:table-cell office:value-type="percentage" office:value="2.3999999999999998E-3" table:style-name="ce40">
            <text:p>0,24%</text:p>
          </table:table-cell>
          <table:table-cell office:value-type="percentage" office:value="0.12559999999999999" table:style-name="ce41">
            <text:p>12,56%</text:p>
          </table:table-cell>
          <table:table-cell office:value-type="percentage" office:value="0.30120000000000002" table:style-name="ce40">
            <text:p>30,12%</text:p>
          </table:table-cell>
          <table:table-cell office:value-type="percentage" office:value="3.3799999999999997E-2" table:style-name="ce40">
            <text:p>3,38%</text:p>
          </table:table-cell>
          <table:table-cell office:value-type="percentage" office:value="5.4199999999999998E-2" table:style-name="ce40">
            <text:p>5,42%</text:p>
          </table:table-cell>
          <table:table-cell office:value-type="percentage" office:value="7.9399999999999998E-2" table:style-name="ce42">
            <text:p>7,94%</text:p>
          </table:table-cell>
          <table:table-cell office:value-type="percentage" office:value="6.3600000000000004E-2" table:style-name="ce42">
            <text:p>6,36%</text:p>
          </table:table-cell>
          <table:table-cell office:value-type="percentage" office:value="4.6399999999999997E-2" table:style-name="ce42">
            <text:p>4,64%</text:p>
          </table:table-cell>
          <table:table-cell office:value-type="percentage" office:value="1.1999999999999999E-3" table:style-name="ce42">
            <text:p>0,12%</text:p>
          </table:table-cell>
          <table:table-cell office:value-type="percentage" office:value="8.2299999999999998E-2" table:style-name="ce50">
            <text:p>8,23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Baleares</text:p>
          </table:table-cell>
          <table:table-cell office:value-type="percentage" office:value="0.49930000000000002" table:style-name="ce40">
            <text:p>49,93%</text:p>
          </table:table-cell>
          <table:table-cell office:value-type="percentage" office:value="2.76E-2" table:style-name="ce40">
            <text:p>2,76%</text:p>
          </table:table-cell>
          <table:table-cell office:value-type="percentage" office:value="3.5200000000000002E-2" table:style-name="ce40">
            <text:p>3,52%</text:p>
          </table:table-cell>
          <table:table-cell office:value-type="percentage" office:value="8.7800000000000003E-2" table:style-name="ce40">
            <text:p>8,78%</text:p>
          </table:table-cell>
          <table:table-cell office:value-type="percentage" office:value="8.4699999999999998E-2" table:style-name="ce40">
            <text:p>8,47%</text:p>
          </table:table-cell>
          <table:table-cell office:value-type="percentage" office:value="4.4900000000000002E-2" table:style-name="ce40">
            <text:p>4,49%</text:p>
          </table:table-cell>
          <table:table-cell office:value-type="percentage" office:value="2.3999999999999998E-3" table:style-name="ce40">
            <text:p>0,24%</text:p>
          </table:table-cell>
          <table:table-cell office:value-type="percentage" office:value="9.01E-2" table:style-name="ce41">
            <text:p>9,01%</text:p>
          </table:table-cell>
          <table:table-cell office:value-type="percentage" office:value="0.1067" table:style-name="ce40">
            <text:p>10,67%</text:p>
          </table:table-cell>
          <table:table-cell office:value-type="percentage" office:value="2.2599999999999999E-2" table:style-name="ce40">
            <text:p>2,26%</text:p>
          </table:table-cell>
          <table:table-cell office:value-type="percentage" office:value="3.2000000000000001E-2" table:style-name="ce40">
            <text:p>3,20%</text:p>
          </table:table-cell>
          <table:table-cell office:value-type="percentage" office:value="4.1700000000000001E-2" table:style-name="ce42">
            <text:p>4,17%</text:p>
          </table:table-cell>
          <table:table-cell office:value-type="percentage" office:value="3.5999999999999997E-2" table:style-name="ce42">
            <text:p>3,60%</text:p>
          </table:table-cell>
          <table:table-cell office:value-type="percentage" office:value="1.6400000000000001E-2" table:style-name="ce42">
            <text:p>1,64%</text:p>
          </table:table-cell>
          <table:table-cell office:value-type="percentage" office:value="1.6999999999999999E-3" table:style-name="ce42">
            <text:p>0,17%</text:p>
          </table:table-cell>
          <table:table-cell office:value-type="percentage" office:value="3.6400000000000002E-2" table:style-name="ce50">
            <text:p>3,64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Canarias</text:p>
          </table:table-cell>
          <table:table-cell office:value-type="percentage" office:value="0.44929999999999998" table:style-name="ce40">
            <text:p>44,93%</text:p>
          </table:table-cell>
          <table:table-cell office:value-type="percentage" office:value="9.7900000000000001E-2" table:style-name="ce40">
            <text:p>9,79%</text:p>
          </table:table-cell>
          <table:table-cell office:value-type="percentage" office:value="3.9E-2" table:style-name="ce40">
            <text:p>3,90%</text:p>
          </table:table-cell>
          <table:table-cell office:value-type="percentage" office:value="6.9900000000000004E-2" table:style-name="ce40">
            <text:p>6,99%</text:p>
          </table:table-cell>
          <table:table-cell office:value-type="percentage" office:value="7.6600000000000001E-2" table:style-name="ce40">
            <text:p>7,66%</text:p>
          </table:table-cell>
          <table:table-cell office:value-type="percentage" office:value="3.9600000000000003E-2" table:style-name="ce40">
            <text:p>3,96%</text:p>
          </table:table-cell>
          <table:table-cell office:value-type="percentage" office:value="1.1999999999999999E-3" table:style-name="ce40">
            <text:p>0,12%</text:p>
          </table:table-cell>
          <table:table-cell office:value-type="percentage" office:value="8.5300000000000001E-2" table:style-name="ce41">
            <text:p>8,53%</text:p>
          </table:table-cell>
          <table:table-cell office:value-type="percentage" office:value="0.1888" table:style-name="ce40">
            <text:p>18,88%</text:p>
          </table:table-cell>
          <table:table-cell office:value-type="percentage" office:value="3.4099999999999998E-2" table:style-name="ce40">
            <text:p>3,41%</text:p>
          </table:table-cell>
          <table:table-cell office:value-type="percentage" office:value="3.0599999999999999E-2" table:style-name="ce40">
            <text:p>3,06%</text:p>
          </table:table-cell>
          <table:table-cell office:value-type="percentage" office:value="4.4900000000000002E-2" table:style-name="ce42">
            <text:p>4,49%</text:p>
          </table:table-cell>
          <table:table-cell office:value-type="percentage" office:value="4.0500000000000001E-2" table:style-name="ce42">
            <text:p>4,05%</text:p>
          </table:table-cell>
          <table:table-cell office:value-type="percentage" office:value="1.7500000000000002E-2" table:style-name="ce42">
            <text:p>1,75%</text:p>
          </table:table-cell>
          <table:table-cell office:value-type="percentage" office:value="5.9999999999999995E-4" table:style-name="ce42">
            <text:p>0,06%</text:p>
          </table:table-cell>
          <table:table-cell office:value-type="percentage" office:value="4.3799999999999999E-2" table:style-name="ce50">
            <text:p>4,38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Cantabria</text:p>
          </table:table-cell>
          <table:table-cell office:value-type="percentage" office:value="0.56420000000000003" table:style-name="ce40">
            <text:p>56,42%</text:p>
          </table:table-cell>
          <table:table-cell office:value-type="percentage" office:value="4.36E-2" table:style-name="ce40">
            <text:p>4,36%</text:p>
          </table:table-cell>
          <table:table-cell office:value-type="percentage" office:value="4.4900000000000002E-2" table:style-name="ce40">
            <text:p>4,49%</text:p>
          </table:table-cell>
          <table:table-cell office:value-type="percentage" office:value="7.8700000000000006E-2" table:style-name="ce40">
            <text:p>7,87%</text:p>
          </table:table-cell>
          <table:table-cell office:value-type="percentage" office:value="8.6900000000000005E-2" table:style-name="ce40">
            <text:p>8,69%</text:p>
          </table:table-cell>
          <table:table-cell office:value-type="percentage" office:value="4.5600000000000002E-2" table:style-name="ce40">
            <text:p>4,56%</text:p>
          </table:table-cell>
          <table:table-cell office:value-type="percentage" office:value="1.1000000000000001E-3" table:style-name="ce40">
            <text:p>0,11%</text:p>
          </table:table-cell>
          <table:table-cell office:value-type="percentage" office:value="0.1087" table:style-name="ce41">
            <text:p>10,87%</text:p>
          </table:table-cell>
          <table:table-cell office:value-type="percentage" office:value="0.36070000000000002" table:style-name="ce40">
            <text:p>36,07%</text:p>
          </table:table-cell>
          <table:table-cell office:value-type="percentage" office:value="3.3500000000000002E-2" table:style-name="ce40">
            <text:p>3,35%</text:p>
          </table:table-cell>
          <table:table-cell office:value-type="percentage" office:value="4.2200000000000001E-2" table:style-name="ce40">
            <text:p>4,22%</text:p>
          </table:table-cell>
          <table:table-cell office:value-type="percentage" office:value="6.0400000000000002E-2" table:style-name="ce42">
            <text:p>6,04%</text:p>
          </table:table-cell>
          <table:table-cell office:value-type="percentage" office:value="5.3800000000000001E-2" table:style-name="ce42">
            <text:p>5,38%</text:p>
          </table:table-cell>
          <table:table-cell office:value-type="percentage" office:value="2.18E-2" table:style-name="ce42">
            <text:p>2,18%</text:p>
          </table:table-cell>
          <table:table-cell office:value-type="percentage" office:value="1E-3" table:style-name="ce42">
            <text:p>0,10%</text:p>
          </table:table-cell>
          <table:table-cell office:value-type="percentage" office:value="7.2800000000000004E-2" table:style-name="ce50">
            <text:p>7,28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Castilla y Leon</text:p>
          </table:table-cell>
          <table:table-cell office:value-type="percentage" office:value="0.59619999999999995" table:style-name="ce40">
            <text:p>59,62%</text:p>
          </table:table-cell>
          <table:table-cell office:value-type="percentage" office:value="5.1799999999999999E-2" table:style-name="ce40">
            <text:p>5,18%</text:p>
          </table:table-cell>
          <table:table-cell office:value-type="percentage" office:value="5.7799999999999997E-2" table:style-name="ce40">
            <text:p>5,78%</text:p>
          </table:table-cell>
          <table:table-cell office:value-type="percentage" office:value="9.7900000000000001E-2" table:style-name="ce40">
            <text:p>9,79%</text:p>
          </table:table-cell>
          <table:table-cell office:value-type="percentage" office:value="8.8400000000000006E-2" table:style-name="ce40">
            <text:p>8,84%</text:p>
          </table:table-cell>
          <table:table-cell office:value-type="percentage" office:value="4.6600000000000003E-2" table:style-name="ce40">
            <text:p>4,66%</text:p>
          </table:table-cell>
          <table:table-cell office:value-type="percentage" office:value="3.3999999999999998E-3" table:style-name="ce40">
            <text:p>0,34%</text:p>
          </table:table-cell>
          <table:table-cell office:value-type="percentage" office:value="0.13089999999999999" table:style-name="ce41">
            <text:p>13,09%</text:p>
          </table:table-cell>
          <table:table-cell office:value-type="percentage" office:value="0.26069999999999999" table:style-name="ce40">
            <text:p>26,07%</text:p>
          </table:table-cell>
          <table:table-cell office:value-type="percentage" office:value="3.4599999999999999E-2" table:style-name="ce40">
            <text:p>3,46%</text:p>
          </table:table-cell>
          <table:table-cell office:value-type="percentage" office:value="5.3100000000000001E-2" table:style-name="ce40">
            <text:p>5,31%</text:p>
          </table:table-cell>
          <table:table-cell office:value-type="percentage" office:value="7.6899999999999996E-2" table:style-name="ce42">
            <text:p>7,69%</text:p>
          </table:table-cell>
          <table:table-cell office:value-type="percentage" office:value="5.5899999999999998E-2" table:style-name="ce42">
            <text:p>5,59%</text:p>
          </table:table-cell>
          <table:table-cell office:value-type="percentage" office:value="2.0899999999999998E-2" table:style-name="ce42">
            <text:p>2,09%</text:p>
          </table:table-cell>
          <table:table-cell office:value-type="percentage" office:value="2.5000000000000001E-3" table:style-name="ce42">
            <text:p>0,25%</text:p>
          </table:table-cell>
          <table:table-cell office:value-type="percentage" office:value="7.5200000000000003E-2" table:style-name="ce50">
            <text:p>7,52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Castilla - La Mancha</text:p>
          </table:table-cell>
          <table:table-cell office:value-type="percentage" office:value="0.57179999999999997" table:style-name="ce40">
            <text:p>57,18%</text:p>
          </table:table-cell>
          <table:table-cell office:value-type="percentage" office:value="4.5499999999999999E-2" table:style-name="ce40">
            <text:p>4,55%</text:p>
          </table:table-cell>
          <table:table-cell office:value-type="percentage" office:value="5.7500000000000002E-2" table:style-name="ce40">
            <text:p>5,75%</text:p>
          </table:table-cell>
          <table:table-cell office:value-type="percentage" office:value="8.5300000000000001E-2" table:style-name="ce40">
            <text:p>8,53%</text:p>
          </table:table-cell>
          <table:table-cell office:value-type="percentage" office:value="6.8000000000000005E-2" table:style-name="ce40">
            <text:p>6,80%</text:p>
          </table:table-cell>
          <table:table-cell office:value-type="percentage" office:value="3.7999999999999999E-2" table:style-name="ce40">
            <text:p>3,80%</text:p>
          </table:table-cell>
          <table:table-cell office:value-type="percentage" office:value="3.0000000000000001E-3" table:style-name="ce40">
            <text:p>0,30%</text:p>
          </table:table-cell>
          <table:table-cell office:value-type="percentage" office:value="0.1031" table:style-name="ce41">
            <text:p>10,31%</text:p>
          </table:table-cell>
          <table:table-cell office:value-type="percentage" office:value="0.17399999999999999" table:style-name="ce40">
            <text:p>17,40%</text:p>
          </table:table-cell>
          <table:table-cell office:value-type="percentage" office:value="2.8899999999999999E-2" table:style-name="ce40">
            <text:p>2,89%</text:p>
          </table:table-cell>
          <table:table-cell office:value-type="percentage" office:value="4.7100000000000003E-2" table:style-name="ce40">
            <text:p>4,71%</text:p>
          </table:table-cell>
          <table:table-cell office:value-type="percentage" office:value="6.5600000000000006E-2" table:style-name="ce42">
            <text:p>6,56%</text:p>
          </table:table-cell>
          <table:table-cell office:value-type="percentage" office:value="4.5600000000000002E-2" table:style-name="ce42">
            <text:p>4,56%</text:p>
          </table:table-cell>
          <table:table-cell office:value-type="percentage" office:value="2.41E-2" table:style-name="ce42">
            <text:p>2,41%</text:p>
          </table:table-cell>
          <table:table-cell office:value-type="percentage" office:value="1.6000000000000001E-3" table:style-name="ce42">
            <text:p>0,16%</text:p>
          </table:table-cell>
          <table:table-cell office:value-type="percentage" office:value="5.4899999999999997E-2" table:style-name="ce50">
            <text:p>5,49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Cataluña</text:p>
          </table:table-cell>
          <table:table-cell office:value-type="percentage" office:value="0.38119999999999998" table:style-name="ce40">
            <text:p>38,12%</text:p>
          </table:table-cell>
          <table:table-cell office:value-type="percentage" office:value="4.9099999999999998E-2" table:style-name="ce40">
            <text:p>4,91%</text:p>
          </table:table-cell>
          <table:table-cell office:value-type="percentage" office:value="5.6800000000000003E-2" table:style-name="ce40">
            <text:p>5,68%</text:p>
          </table:table-cell>
          <table:table-cell office:value-type="percentage" office:value="9.7000000000000003E-2" table:style-name="ce40">
            <text:p>9,70%</text:p>
          </table:table-cell>
          <table:table-cell office:value-type="percentage" office:value="9.7500000000000003E-2" table:style-name="ce40">
            <text:p>9,75%</text:p>
          </table:table-cell>
          <table:table-cell office:value-type="percentage" office:value="6.6500000000000004E-2" table:style-name="ce40">
            <text:p>6,65%</text:p>
          </table:table-cell>
          <table:table-cell office:value-type="percentage" office:value="3.8999999999999998E-3" table:style-name="ce40">
            <text:p>0,39%</text:p>
          </table:table-cell>
          <table:table-cell office:value-type="percentage" office:value="0.10199999999999999" table:style-name="ce41">
            <text:p>10,20%</text:p>
          </table:table-cell>
          <table:table-cell office:value-type="percentage" office:value="0.2112" table:style-name="ce40">
            <text:p>21,12%</text:p>
          </table:table-cell>
          <table:table-cell office:value-type="percentage" office:value="3.0700000000000002E-2" table:style-name="ce40">
            <text:p>3,07%</text:p>
          </table:table-cell>
          <table:table-cell office:value-type="percentage" office:value="4.1700000000000001E-2" table:style-name="ce40">
            <text:p>4,17%</text:p>
          </table:table-cell>
          <table:table-cell office:value-type="percentage" office:value="5.3999999999999999E-2" table:style-name="ce42">
            <text:p>5,40%</text:p>
          </table:table-cell>
          <table:table-cell office:value-type="percentage" office:value="4.2500000000000003E-2" table:style-name="ce42">
            <text:p>4,25%</text:p>
          </table:table-cell>
          <table:table-cell office:value-type="percentage" office:value="3.1099999999999999E-2" table:style-name="ce42">
            <text:p>3,11%</text:p>
          </table:table-cell>
          <table:table-cell office:value-type="percentage" office:value="2.7000000000000001E-3" table:style-name="ce42">
            <text:p>0,27%</text:p>
          </table:table-cell>
          <table:table-cell office:value-type="percentage" office:value="5.28E-2" table:style-name="ce50">
            <text:p>5,28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C. Valenciana</text:p>
          </table:table-cell>
          <table:table-cell office:value-type="percentage" office:value="0.55530000000000002" table:style-name="ce40">
            <text:p>55,53%</text:p>
          </table:table-cell>
          <table:table-cell office:value-type="percentage" office:value="2.7799999999999998E-2" table:style-name="ce40">
            <text:p>2,78%</text:p>
          </table:table-cell>
          <table:table-cell office:value-type="percentage" office:value="3.7999999999999999E-2" table:style-name="ce40">
            <text:p>3,80%</text:p>
          </table:table-cell>
          <table:table-cell office:value-type="percentage" office:value="6.5500000000000003E-2" table:style-name="ce40">
            <text:p>6,55%</text:p>
          </table:table-cell>
          <table:table-cell office:value-type="percentage" office:value="6.7599999999999993E-2" table:style-name="ce40">
            <text:p>6,76%</text:p>
          </table:table-cell>
          <table:table-cell office:value-type="percentage" office:value="3.1199999999999999E-2" table:style-name="ce40">
            <text:p>3,12%</text:p>
          </table:table-cell>
          <table:table-cell office:value-type="percentage" office:value="2E-3" table:style-name="ce40">
            <text:p>0,20%</text:p>
          </table:table-cell>
          <table:table-cell office:value-type="percentage" office:value="8.6099999999999996E-2" table:style-name="ce41">
            <text:p>8,61%</text:p>
          </table:table-cell>
          <table:table-cell office:value-type="percentage" office:value="0.25929999999999997" table:style-name="ce40">
            <text:p>25,93%</text:p>
          </table:table-cell>
          <table:table-cell office:value-type="percentage" office:value="1.66E-2" table:style-name="ce40">
            <text:p>1,66%</text:p>
          </table:table-cell>
          <table:table-cell office:value-type="percentage" office:value="3.1899999999999998E-2" table:style-name="ce40">
            <text:p>3,19%</text:p>
          </table:table-cell>
          <table:table-cell office:value-type="percentage" office:value="4.24E-2" table:style-name="ce42">
            <text:p>4,24%</text:p>
          </table:table-cell>
          <table:table-cell office:value-type="percentage" office:value="3.7400000000000003E-2" table:style-name="ce42">
            <text:p>3,74%</text:p>
          </table:table-cell>
          <table:table-cell office:value-type="percentage" office:value="1.7500000000000002E-2" table:style-name="ce42">
            <text:p>1,75%</text:p>
          </table:table-cell>
          <table:table-cell office:value-type="percentage" office:value="1.1999999999999999E-3" table:style-name="ce42">
            <text:p>0,12%</text:p>
          </table:table-cell>
          <table:table-cell office:value-type="percentage" office:value="4.7300000000000002E-2" table:style-name="ce50">
            <text:p>4,73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Extremadura</text:p>
          </table:table-cell>
          <table:table-cell office:value-type="percentage" office:value="0.59040000000000004" table:style-name="ce40">
            <text:p>59,04%</text:p>
          </table:table-cell>
          <table:table-cell office:value-type="percentage" office:value="4.4600000000000001E-2" table:style-name="ce40">
            <text:p>4,46%</text:p>
          </table:table-cell>
          <table:table-cell office:value-type="percentage" office:value="5.5100000000000003E-2" table:style-name="ce40">
            <text:p>5,51%</text:p>
          </table:table-cell>
          <table:table-cell office:value-type="percentage" office:value="9.4899999999999998E-2" table:style-name="ce40">
            <text:p>9,49%</text:p>
          </table:table-cell>
          <table:table-cell office:value-type="percentage" office:value="9.0300000000000005E-2" table:style-name="ce40">
            <text:p>9,03%</text:p>
          </table:table-cell>
          <table:table-cell office:value-type="percentage" office:value="2.8000000000000001E-2" table:style-name="ce40">
            <text:p>2,80%</text:p>
          </table:table-cell>
          <table:table-cell office:value-type="percentage" office:value="3.0999999999999999E-3" table:style-name="ce40">
            <text:p>0,31%</text:p>
          </table:table-cell>
          <table:table-cell office:value-type="percentage" office:value="0.1162" table:style-name="ce41">
            <text:p>11,62%</text:p>
          </table:table-cell>
          <table:table-cell office:value-type="percentage" office:value="0.30930000000000002" table:style-name="ce40">
            <text:p>30,93%</text:p>
          </table:table-cell>
          <table:table-cell office:value-type="percentage" office:value="3.4000000000000002E-2" table:style-name="ce40">
            <text:p>3,40%</text:p>
          </table:table-cell>
          <table:table-cell office:value-type="percentage" office:value="4.7899999999999998E-2" table:style-name="ce40">
            <text:p>4,79%</text:p>
          </table:table-cell>
          <table:table-cell office:value-type="percentage" office:value="7.1099999999999997E-2" table:style-name="ce42">
            <text:p>7,11%</text:p>
          </table:table-cell>
          <table:table-cell office:value-type="percentage" office:value="5.5899999999999998E-2" table:style-name="ce42">
            <text:p>5,59%</text:p>
          </table:table-cell>
          <table:table-cell office:value-type="percentage" office:value="1.5599999999999999E-2" table:style-name="ce42">
            <text:p>1,56%</text:p>
          </table:table-cell>
          <table:table-cell office:value-type="percentage" office:value="2.3999999999999998E-3" table:style-name="ce42">
            <text:p>0,24%</text:p>
          </table:table-cell>
          <table:table-cell office:value-type="percentage" office:value="7.1999999999999995E-2" table:style-name="ce50">
            <text:p>7,20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Galicia</text:p>
          </table:table-cell>
          <table:table-cell office:value-type="percentage" office:value="0.43509999999999999" table:style-name="ce40">
            <text:p>43,51%</text:p>
          </table:table-cell>
          <table:table-cell office:value-type="percentage" office:value="4.0300000000000002E-2" table:style-name="ce40">
            <text:p>4,03%</text:p>
          </table:table-cell>
          <table:table-cell office:value-type="percentage" office:value="4.2799999999999998E-2" table:style-name="ce40">
            <text:p>4,28%</text:p>
          </table:table-cell>
          <table:table-cell office:value-type="percentage" office:value="0.12529999999999999" table:style-name="ce40">
            <text:p>12,53%</text:p>
          </table:table-cell>
          <table:table-cell office:value-type="percentage" office:value="9.6799999999999997E-2" table:style-name="ce40">
            <text:p>9,68%</text:p>
          </table:table-cell>
          <table:table-cell office:value-type="percentage" office:value="2.7300000000000001E-2" table:style-name="ce40">
            <text:p>2,73%</text:p>
          </table:table-cell>
          <table:table-cell office:value-type="percentage" office:value="2.0000000000000001E-4" table:style-name="ce40">
            <text:p>0,02%</text:p>
          </table:table-cell>
          <table:table-cell office:value-type="percentage" office:value="0.11409999999999999" table:style-name="ce41">
            <text:p>11,41%</text:p>
          </table:table-cell>
          <table:table-cell office:value-type="percentage" office:value="0.18110000000000001" table:style-name="ce40">
            <text:p>18,11%</text:p>
          </table:table-cell>
          <table:table-cell office:value-type="percentage" office:value="2.1299999999999999E-2" table:style-name="ce40">
            <text:p>2,13%</text:p>
          </table:table-cell>
          <table:table-cell office:value-type="percentage" office:value="3.85E-2" table:style-name="ce40">
            <text:p>3,85%</text:p>
          </table:table-cell>
          <table:table-cell office:value-type="percentage" office:value="5.5199999999999999E-2" table:style-name="ce42">
            <text:p>5,52%</text:p>
          </table:table-cell>
          <table:table-cell office:value-type="percentage" office:value="4.2900000000000001E-2" table:style-name="ce42">
            <text:p>4,29%</text:p>
          </table:table-cell>
          <table:table-cell office:value-type="percentage" office:value="1.26E-2" table:style-name="ce42">
            <text:p>1,26%</text:p>
          </table:table-cell>
          <table:table-cell office:value-type="percentage" office:value="1E-4" table:style-name="ce42">
            <text:p>0,01%</text:p>
          </table:table-cell>
          <table:table-cell office:value-type="percentage" office:value="5.2600000000000001E-2" table:style-name="ce50">
            <text:p>5,26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La Rioja</text:p>
          </table:table-cell>
          <table:table-cell office:value-type="percentage" office:value="0.58479999999999999" table:style-name="ce40">
            <text:p>58,48%</text:p>
          </table:table-cell>
          <table:table-cell office:value-type="percentage" office:value="5.2400000000000002E-2" table:style-name="ce40">
            <text:p>5,24%</text:p>
          </table:table-cell>
          <table:table-cell office:value-type="percentage" office:value="5.7599999999999998E-2" table:style-name="ce40">
            <text:p>5,76%</text:p>
          </table:table-cell>
          <table:table-cell office:value-type="percentage" office:value="0.1018" table:style-name="ce40">
            <text:p>10,18%</text:p>
          </table:table-cell>
          <table:table-cell office:value-type="percentage" office:value="0.1002" table:style-name="ce40">
            <text:p>10,02%</text:p>
          </table:table-cell>
          <table:table-cell office:value-type="percentage" office:value="5.33E-2" table:style-name="ce40">
            <text:p>5,33%</text:p>
          </table:table-cell>
          <table:table-cell office:value-type="percentage" office:value="1.2999999999999999E-3" table:style-name="ce40">
            <text:p>0,13%</text:p>
          </table:table-cell>
          <table:table-cell office:value-type="percentage" office:value="0.1234" table:style-name="ce41">
            <text:p>12,34%</text:p>
          </table:table-cell>
          <table:table-cell office:value-type="percentage" office:value="0.27989999999999998" table:style-name="ce40">
            <text:p>27,99%</text:p>
          </table:table-cell>
          <table:table-cell office:value-type="percentage" office:value="3.5000000000000003E-2" table:style-name="ce40">
            <text:p>3,50%</text:p>
          </table:table-cell>
          <table:table-cell office:value-type="percentage" office:value="5.0900000000000001E-2" table:style-name="ce40">
            <text:p>5,09%</text:p>
          </table:table-cell>
          <table:table-cell office:value-type="percentage" office:value="6.7599999999999993E-2" table:style-name="ce42">
            <text:p>6,76%</text:p>
          </table:table-cell>
          <table:table-cell office:value-type="percentage" office:value="4.4200000000000003E-2" table:style-name="ce42">
            <text:p>4,42%</text:p>
          </table:table-cell>
          <table:table-cell office:value-type="percentage" office:value="2.0899999999999998E-2" table:style-name="ce42">
            <text:p>2,09%</text:p>
          </table:table-cell>
          <table:table-cell office:value-type="percentage" office:value="1.1000000000000001E-3" table:style-name="ce42">
            <text:p>0,11%</text:p>
          </table:table-cell>
          <table:table-cell office:value-type="percentage" office:value="6.4799999999999996E-2" table:style-name="ce50">
            <text:p>6,48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Madrid</text:p>
          </table:table-cell>
          <table:table-cell office:value-type="percentage" office:value="0.6351" table:style-name="ce40">
            <text:p>63,51%</text:p>
          </table:table-cell>
          <table:table-cell office:value-type="percentage" office:value="2.3900000000000001E-2" table:style-name="ce40">
            <text:p>2,39%</text:p>
          </table:table-cell>
          <table:table-cell office:value-type="percentage" office:value="3.9300000000000002E-2" table:style-name="ce40">
            <text:p>3,93%</text:p>
          </table:table-cell>
          <table:table-cell office:value-type="percentage" office:value="0.08" table:style-name="ce40">
            <text:p>8,00%</text:p>
          </table:table-cell>
          <table:table-cell office:value-type="percentage" office:value="9.7699999999999995E-2" table:style-name="ce40">
            <text:p>9,77%</text:p>
          </table:table-cell>
          <table:table-cell office:value-type="percentage" office:value="4.7699999999999999E-2" table:style-name="ce40">
            <text:p>4,77%</text:p>
          </table:table-cell>
          <table:table-cell office:value-type="percentage" office:value="1.1000000000000001E-3" table:style-name="ce40">
            <text:p>0,11%</text:p>
          </table:table-cell>
          <table:table-cell office:value-type="percentage" office:value="0.1085" table:style-name="ce41">
            <text:p>10,85%</text:p>
          </table:table-cell>
          <table:table-cell office:value-type="percentage" office:value="0.16" table:style-name="ce40">
            <text:p>16,00%</text:p>
          </table:table-cell>
          <table:table-cell office:value-type="percentage" office:value="1.34E-2" table:style-name="ce40">
            <text:p>1,34%</text:p>
          </table:table-cell>
          <table:table-cell office:value-type="percentage" office:value="3.3300000000000003E-2" table:style-name="ce40">
            <text:p>3,33%</text:p>
          </table:table-cell>
          <table:table-cell office:value-type="percentage" office:value="4.7899999999999998E-2" table:style-name="ce42">
            <text:p>4,79%</text:p>
          </table:table-cell>
          <table:table-cell office:value-type="percentage" office:value="4.02E-2" table:style-name="ce42">
            <text:p>4,02%</text:p>
          </table:table-cell>
          <table:table-cell office:value-type="percentage" office:value="2.8500000000000001E-2" table:style-name="ce42">
            <text:p>2,85%</text:p>
          </table:table-cell>
          <table:table-cell office:value-type="percentage" office:value="8.0000000000000004E-4" table:style-name="ce42">
            <text:p>0,08%</text:p>
          </table:table-cell>
          <table:table-cell office:value-type="percentage" office:value="4.3900000000000002E-2" table:style-name="ce50">
            <text:p>4,39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Murcia</text:p>
          </table:table-cell>
          <table:table-cell office:value-type="percentage" office:value="0.65429999999999999" table:style-name="ce40">
            <text:p>65,43%</text:p>
          </table:table-cell>
          <table:table-cell office:value-type="percentage" office:value="3.2599999999999997E-2" table:style-name="ce40">
            <text:p>3,26%</text:p>
          </table:table-cell>
          <table:table-cell office:value-type="percentage" office:value="4.5900000000000003E-2" table:style-name="ce40">
            <text:p>4,59%</text:p>
          </table:table-cell>
          <table:table-cell office:value-type="percentage" office:value="8.7999999999999995E-2" table:style-name="ce40">
            <text:p>8,80%</text:p>
          </table:table-cell>
          <table:table-cell office:value-type="percentage" office:value="9.5100000000000004E-2" table:style-name="ce40">
            <text:p>9,51%</text:p>
          </table:table-cell>
          <table:table-cell office:value-type="percentage" office:value="5.9799999999999999E-2" table:style-name="ce40">
            <text:p>5,98%</text:p>
          </table:table-cell>
          <table:table-cell office:value-type="percentage" office:value="5.0000000000000001E-3" table:style-name="ce40">
            <text:p>0,50%</text:p>
          </table:table-cell>
          <table:table-cell office:value-type="percentage" office:value="0.1085" table:style-name="ce41">
            <text:p>10,85%</text:p>
          </table:table-cell>
          <table:table-cell office:value-type="percentage" office:value="0.21410000000000001" table:style-name="ce40">
            <text:p>21,41%</text:p>
          </table:table-cell>
          <table:table-cell office:value-type="percentage" office:value="1.9800000000000002E-2" table:style-name="ce40">
            <text:p>1,98%</text:p>
          </table:table-cell>
          <table:table-cell office:value-type="percentage" office:value="4.3099999999999999E-2" table:style-name="ce40">
            <text:p>4,31%</text:p>
          </table:table-cell>
          <table:table-cell office:value-type="percentage" office:value="6.1899999999999997E-2" table:style-name="ce42">
            <text:p>6,19%</text:p>
          </table:table-cell>
          <table:table-cell office:value-type="percentage" office:value="4.9599999999999998E-2" table:style-name="ce42">
            <text:p>4,96%</text:p>
          </table:table-cell>
          <table:table-cell office:value-type="percentage" office:value="2.5000000000000001E-2" table:style-name="ce42">
            <text:p>2,50%</text:p>
          </table:table-cell>
          <table:table-cell office:value-type="percentage" office:value="4.4999999999999997E-3" table:style-name="ce42">
            <text:p>0,45%</text:p>
          </table:table-cell>
          <table:table-cell office:value-type="percentage" office:value="5.4100000000000002E-2" table:style-name="ce50">
            <text:p>5,41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Navarra</text:p>
          </table:table-cell>
          <table:table-cell office:value-type="percentage" office:value="0.58189999999999997" table:style-name="ce40">
            <text:p>58,19%</text:p>
          </table:table-cell>
          <table:table-cell office:value-type="percentage" office:value="4.0500000000000001E-2" table:style-name="ce40">
            <text:p>4,05%</text:p>
          </table:table-cell>
          <table:table-cell office:value-type="percentage" office:value="4.8099999999999997E-2" table:style-name="ce40">
            <text:p>4,81%</text:p>
          </table:table-cell>
          <table:table-cell office:value-type="percentage" office:value="0.1085" table:style-name="ce40">
            <text:p>10,85%</text:p>
          </table:table-cell>
          <table:table-cell office:value-type="percentage" office:value="0.1123" table:style-name="ce40">
            <text:p>11,23%</text:p>
          </table:table-cell>
          <table:table-cell office:value-type="percentage" office:value="7.3899999999999993E-2" table:style-name="ce40">
            <text:p>7,39%</text:p>
          </table:table-cell>
          <table:table-cell office:value-type="percentage" office:value="1.6000000000000001E-3" table:style-name="ce40">
            <text:p>0,16%</text:p>
          </table:table-cell>
          <table:table-cell office:value-type="percentage" office:value="0.1246" table:style-name="ce41">
            <text:p>12,46%</text:p>
          </table:table-cell>
          <table:table-cell office:value-type="percentage" office:value="0.1424" table:style-name="ce40">
            <text:p>14,24%</text:p>
          </table:table-cell>
          <table:table-cell office:value-type="percentage" office:value="3.1099999999999999E-2" table:style-name="ce40">
            <text:p>3,11%</text:p>
          </table:table-cell>
          <table:table-cell office:value-type="percentage" office:value="4.4299999999999999E-2" table:style-name="ce40">
            <text:p>4,43%</text:p>
          </table:table-cell>
          <table:table-cell office:value-type="percentage" office:value="7.3999999999999996E-2" table:style-name="ce42">
            <text:p>7,40%</text:p>
          </table:table-cell>
          <table:table-cell office:value-type="percentage" office:value="5.3699999999999998E-2" table:style-name="ce42">
            <text:p>5,37%</text:p>
          </table:table-cell>
          <table:table-cell office:value-type="percentage" office:value="2.23E-2" table:style-name="ce42">
            <text:p>2,23%</text:p>
          </table:table-cell>
          <table:table-cell office:value-type="percentage" office:value="1.4E-3" table:style-name="ce42">
            <text:p>0,14%</text:p>
          </table:table-cell>
          <table:table-cell office:value-type="percentage" office:value="5.6300000000000003E-2" table:style-name="ce50">
            <text:p>5,63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País Vasco</text:p>
          </table:table-cell>
          <table:table-cell office:value-type="percentage" office:value="0.43830000000000002" table:style-name="ce40">
            <text:p>43,83%</text:p>
          </table:table-cell>
          <table:table-cell office:value-type="percentage" office:value="1.9300000000000001E-2" table:style-name="ce40">
            <text:p>1,93%</text:p>
          </table:table-cell>
          <table:table-cell office:value-type="percentage" office:value="4.1500000000000002E-2" table:style-name="ce40">
            <text:p>4,15%</text:p>
          </table:table-cell>
          <table:table-cell office:value-type="percentage" office:value="9.7500000000000003E-2" table:style-name="ce40">
            <text:p>9,75%</text:p>
          </table:table-cell>
          <table:table-cell office:value-type="percentage" office:value="0.1052" table:style-name="ce40">
            <text:p>10,52%</text:p>
          </table:table-cell>
          <table:table-cell office:value-type="percentage" office:value="5.3800000000000001E-2" table:style-name="ce40">
            <text:p>5,38%</text:p>
          </table:table-cell>
          <table:table-cell office:value-type="percentage" office:value="5.0000000000000001E-4" table:style-name="ce40">
            <text:p>0,05%</text:p>
          </table:table-cell>
          <table:table-cell office:value-type="percentage" office:value="0.10639999999999999" table:style-name="ce41">
            <text:p>10,64%</text:p>
          </table:table-cell>
          <table:table-cell office:value-type="percentage" office:value="8.8700000000000001E-2" table:style-name="ce40">
            <text:p>8,87%</text:p>
          </table:table-cell>
          <table:table-cell office:value-type="percentage" office:value="1.44E-2" table:style-name="ce40">
            <text:p>1,44%</text:p>
          </table:table-cell>
          <table:table-cell office:value-type="percentage" office:value="3.0800000000000001E-2" table:style-name="ce40">
            <text:p>3,08%</text:p>
          </table:table-cell>
          <table:table-cell office:value-type="percentage" office:value="5.3199999999999997E-2" table:style-name="ce42">
            <text:p>5,32%</text:p>
          </table:table-cell>
          <table:table-cell office:value-type="percentage" office:value="3.9600000000000003E-2" table:style-name="ce42">
            <text:p>3,96%</text:p>
          </table:table-cell>
          <table:table-cell office:value-type="percentage" office:value="2.1399999999999999E-2" table:style-name="ce42">
            <text:p>2,14%</text:p>
          </table:table-cell>
          <table:table-cell office:value-type="percentage" office:value="1E-4" table:style-name="ce42">
            <text:p>0,01%</text:p>
          </table:table-cell>
          <table:table-cell office:value-type="percentage" office:value="3.9800000000000002E-2" table:style-name="ce50">
            <text:p>3,98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Ceuta</text:p>
          </table:table-cell>
          <table:table-cell office:value-type="percentage" office:value="0.62839999999999996" table:style-name="ce40">
            <text:p>62,84%</text:p>
          </table:table-cell>
          <table:table-cell office:value-type="percentage" office:value="9.4700000000000006E-2" table:style-name="ce40">
            <text:p>9,47%</text:p>
          </table:table-cell>
          <table:table-cell office:value-type="percentage" office:value="4.1399999999999999E-2" table:style-name="ce40">
            <text:p>4,14%</text:p>
          </table:table-cell>
          <table:table-cell office:value-type="percentage" office:value="9.6799999999999997E-2" table:style-name="ce40">
            <text:p>9,68%</text:p>
          </table:table-cell>
          <table:table-cell office:value-type="percentage" office:value="0.104" table:style-name="ce40">
            <text:p>10,40%</text:p>
          </table:table-cell>
          <table:table-cell office:value-type="percentage" office:value="3.61E-2" table:style-name="ce40">
            <text:p>3,61%</text:p>
          </table:table-cell>
          <table:table-cell office:value-type="percentage" office:value="0" table:style-name="ce40">
            <text:p>0,00%</text:p>
          </table:table-cell>
          <table:table-cell office:value-type="percentage" office:value="0.1041" table:style-name="ce41">
            <text:p>10,41%</text:p>
          </table:table-cell>
          <table:table-cell office:value-type="percentage" office:value="0.36159999999999998" table:style-name="ce40">
            <text:p>36,16%</text:p>
          </table:table-cell>
          <table:table-cell office:value-type="percentage" office:value="1.4800000000000001E-2" table:style-name="ce40">
            <text:p>1,48%</text:p>
          </table:table-cell>
          <table:table-cell office:value-type="percentage" office:value="3.32E-2" table:style-name="ce40">
            <text:p>3,32%</text:p>
          </table:table-cell>
          <table:table-cell office:value-type="percentage" office:value="4.1700000000000001E-2" table:style-name="ce42">
            <text:p>4,17%</text:p>
          </table:table-cell>
          <table:table-cell office:value-type="percentage" office:value="2.5000000000000001E-2" table:style-name="ce42">
            <text:p>2,50%</text:p>
          </table:table-cell>
          <table:table-cell office:value-type="percentage" office:value="5.4999999999999997E-3" table:style-name="ce42">
            <text:p>0,55%</text:p>
          </table:table-cell>
          <table:table-cell office:value-type="percentage" office:value="0" table:style-name="ce42">
            <text:p>0,00%</text:p>
          </table:table-cell>
          <table:table-cell office:value-type="percentage" office:value="3.8399999999999997E-2" table:style-name="ce50">
            <text:p>3,84%</text:p>
          </table:table-cell>
          <table:table-cell table:number-columns-repeated="16367"/>
        </table:table-row>
        <table:table-row table:style-name="ro7">
          <table:table-cell office:value-type="string" table:style-name="ce43">
            <text:p>Melilla</text:p>
          </table:table-cell>
          <table:table-cell office:value-type="percentage" office:value="0.55259999999999998" table:style-name="ce44">
            <text:p>55,26%</text:p>
          </table:table-cell>
          <table:table-cell office:value-type="percentage" office:value="0.1812" table:style-name="ce44">
            <text:p>18,12%</text:p>
          </table:table-cell>
          <table:table-cell office:value-type="percentage" office:value="4.0800000000000003E-2" table:style-name="ce44">
            <text:p>4,08%</text:p>
          </table:table-cell>
          <table:table-cell office:value-type="percentage" office:value="9.7000000000000003E-2" table:style-name="ce44">
            <text:p>9,70%</text:p>
          </table:table-cell>
          <table:table-cell office:value-type="percentage" office:value="9.7500000000000003E-2" table:style-name="ce44">
            <text:p>9,75%</text:p>
          </table:table-cell>
          <table:table-cell office:value-type="percentage" office:value="2.5399999999999999E-2" table:style-name="ce44">
            <text:p>2,54%</text:p>
          </table:table-cell>
          <table:table-cell office:value-type="percentage" office:value="3.0000000000000001E-3" table:style-name="ce44">
            <text:p>0,30%</text:p>
          </table:table-cell>
          <table:table-cell office:value-type="percentage" office:value="9.9000000000000005E-2" table:style-name="ce45">
            <text:p>9,90%</text:p>
          </table:table-cell>
          <table:table-cell office:value-type="percentage" office:value="0.3589" table:style-name="ce44">
            <text:p>35,89%</text:p>
          </table:table-cell>
          <table:table-cell office:value-type="percentage" office:value="1.6500000000000001E-2" table:style-name="ce44">
            <text:p>1,65%</text:p>
          </table:table-cell>
          <table:table-cell office:value-type="percentage" office:value="2.76E-2" table:style-name="ce44">
            <text:p>2,76%</text:p>
          </table:table-cell>
          <table:table-cell office:value-type="percentage" office:value="3.6799999999999999E-2" table:style-name="ce46">
            <text:p>3,68%</text:p>
          </table:table-cell>
          <table:table-cell office:value-type="percentage" office:value="2.58E-2" table:style-name="ce46">
            <text:p>2,58%</text:p>
          </table:table-cell>
          <table:table-cell office:value-type="percentage" office:value="7.7999999999999996E-3" table:style-name="ce46">
            <text:p>0,78%</text:p>
          </table:table-cell>
          <table:table-cell office:value-type="percentage" office:value="2.5999999999999999E-3" table:style-name="ce46">
            <text:p>0,26%</text:p>
          </table:table-cell>
          <table:table-cell office:value-type="percentage" office:value="3.61E-2" table:style-name="ce51">
            <text:p>3,61%</text:p>
          </table:table-cell>
          <table:table-cell table:number-columns-repeated="16367"/>
        </table:table-row>
        <table:table-row table:style-name="ro7">
          <table:table-cell office:value-type="string" table:style-name="ce53">
            <text:p>Total España</text:p>
          </table:table-cell>
          <table:table-cell office:value-type="percentage" office:value="0.54610000000000003" table:style-name="ce45">
            <text:p>54,61%</text:p>
          </table:table-cell>
          <table:table-cell office:value-type="percentage" office:value="4.0300000000000002E-2" table:style-name="ce45">
            <text:p>4,03%</text:p>
          </table:table-cell>
          <table:table-cell office:value-type="percentage" office:value="4.6399999999999997E-2" table:style-name="ce45">
            <text:p>4,64%</text:p>
          </table:table-cell>
          <table:table-cell office:value-type="percentage" office:value="8.9300000000000004E-2" table:style-name="ce45">
            <text:p>8,93%</text:p>
          </table:table-cell>
          <table:table-cell office:value-type="percentage" office:value="9.1899999999999996E-2" table:style-name="ce45">
            <text:p>9,19%</text:p>
          </table:table-cell>
          <table:table-cell office:value-type="percentage" office:value="4.6399999999999997E-2" table:style-name="ce45">
            <text:p>4,64%</text:p>
          </table:table-cell>
          <table:table-cell office:value-type="percentage" office:value="2.2000000000000001E-3" table:style-name="ce45">
            <text:p>0,22%</text:p>
          </table:table-cell>
          <table:table-cell office:value-type="percentage" office:value="0.1065" table:style-name="ce45">
            <text:p>10,65%</text:p>
          </table:table-cell>
          <table:table-cell office:value-type="percentage" office:value="0.2429" table:style-name="ce45">
            <text:p>24,29%</text:p>
          </table:table-cell>
          <table:table-cell office:value-type="percentage" office:value="2.3900000000000001E-2" table:style-name="ce45">
            <text:p>2,39%</text:p>
          </table:table-cell>
          <table:table-cell office:value-type="percentage" office:value="3.9100000000000003E-2" table:style-name="ce45">
            <text:p>3,91%</text:p>
          </table:table-cell>
          <table:table-cell office:value-type="percentage" office:value="5.5100000000000003E-2" table:style-name="ce51">
            <text:p>5,51%</text:p>
          </table:table-cell>
          <table:table-cell office:value-type="percentage" office:value="4.3200000000000002E-2" table:style-name="ce51">
            <text:p>4,32%</text:p>
          </table:table-cell>
          <table:table-cell office:value-type="percentage" office:value="2.3300000000000001E-2" table:style-name="ce51">
            <text:p>2,33%</text:p>
          </table:table-cell>
          <table:table-cell office:value-type="percentage" office:value="1.5E-3" table:style-name="ce51">
            <text:p>0,15%</text:p>
          </table:table-cell>
          <table:table-cell office:value-type="percentage" office:value="5.4300000000000001E-2" table:style-name="ce51">
            <text:p>5,43%</text:p>
          </table:table-cell>
          <table:table-cell table:number-columns-repeated="16367" table:style-name="ce52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3-30T14:03:46Z</dc:date>
  </office:meta>
</office:document-meta>
</file>